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21b80e" officeooo:paragraph-rsid="0021b80e"/>
    </style:style>
    <style:style style:name="P2" style:family="paragraph" style:parent-style-name="Standard">
      <style:paragraph-properties fo:text-align="center" style:justify-single-word="false"/>
      <style:text-properties fo:font-size="16pt" officeooo:rsid="001f52d0" officeooo:paragraph-rsid="00201380" style:font-size-asian="16pt" style:font-size-complex="16pt"/>
    </style:style>
    <style:style style:name="P3" style:family="paragraph" style:parent-style-name="Standard">
      <style:paragraph-properties fo:text-align="center" style:justify-single-word="false"/>
      <style:text-properties fo:font-size="16pt" officeooo:rsid="00201380" officeooo:paragraph-rsid="00201380" style:font-size-asian="16pt" style:font-size-complex="16pt"/>
    </style:style>
    <style:style style:name="P4" style:family="paragraph" style:parent-style-name="Standard">
      <style:paragraph-properties fo:text-align="center" style:justify-single-word="false"/>
      <style:text-properties fo:font-size="16pt" officeooo:rsid="00201380" officeooo:paragraph-rsid="00292940" style:font-size-asian="16pt" style:font-size-complex="16pt"/>
    </style:style>
    <style:style style:name="P5" style:family="paragraph" style:parent-style-name="Standard">
      <style:paragraph-properties fo:text-align="center" style:justify-single-word="false"/>
      <style:text-properties fo:font-size="16pt" officeooo:rsid="002060c3" officeooo:paragraph-rsid="00201380" style:font-size-asian="16pt" style:font-size-complex="16pt"/>
    </style:style>
    <style:style style:name="P6" style:family="paragraph" style:parent-style-name="Standard">
      <style:paragraph-properties fo:text-align="center" style:justify-single-word="false"/>
      <style:text-properties fo:font-size="12pt" officeooo:rsid="00201380" officeooo:paragraph-rsid="00201380" style:font-size-asian="12pt" style:font-size-complex="12pt"/>
    </style:style>
    <style:style style:name="P7" style:family="paragraph" style:parent-style-name="Standard">
      <style:text-properties officeooo:rsid="0024c3fa" officeooo:paragraph-rsid="0024c3fa"/>
    </style:style>
    <style:style style:name="P8" style:family="paragraph" style:parent-style-name="Standard">
      <style:paragraph-properties fo:text-align="start" style:justify-single-word="false"/>
      <style:text-properties officeooo:rsid="0031277f" officeooo:paragraph-rsid="0031277f"/>
    </style:style>
    <style:style style:name="P9" style:family="paragraph" style:parent-style-name="Standard">
      <style:paragraph-properties fo:text-align="end" style:justify-single-word="false"/>
      <style:text-properties fo:font-size="10pt" officeooo:rsid="0021b80e" officeooo:paragraph-rsid="0021b80e" style:font-size-asian="10pt" style:font-size-complex="10pt"/>
    </style:style>
    <style:style style:name="P10" style:family="paragraph" style:parent-style-name="Standard">
      <style:text-properties fo:font-size="10pt" officeooo:rsid="0020cfa1" officeooo:paragraph-rsid="002cc235" style:font-size-asian="10pt" style:font-size-complex="10pt"/>
    </style:style>
    <style:style style:name="P11" style:family="paragraph" style:parent-style-name="Standard">
      <style:text-properties fo:font-size="10pt" officeooo:rsid="0020cfa1" officeooo:paragraph-rsid="0020cfa1" style:font-size-asian="10pt" style:font-size-complex="10pt"/>
    </style:style>
    <style:style style:name="P12" style:family="paragraph" style:parent-style-name="Standard">
      <style:text-properties fo:font-size="10pt" officeooo:rsid="002cc235" officeooo:paragraph-rsid="002ddaa7" style:font-size-asian="10pt" style:font-size-complex="10pt"/>
    </style:style>
    <style:style style:name="P13" style:family="paragraph" style:parent-style-name="Standard">
      <style:text-properties fo:font-size="10pt" officeooo:rsid="0023ee3c" officeooo:paragraph-rsid="0029f875" style:font-size-asian="10pt" style:font-size-complex="10pt"/>
    </style:style>
    <style:style style:name="P14" style:family="paragraph" style:parent-style-name="Standard">
      <style:paragraph-properties fo:text-align="start" style:justify-single-word="false"/>
      <style:text-properties fo:font-size="10pt" officeooo:rsid="0023ee3c" officeooo:paragraph-rsid="0029f875" style:font-size-asian="10pt" style:font-size-complex="10pt"/>
    </style:style>
    <style:style style:name="P15" style:family="paragraph" style:parent-style-name="Standard">
      <style:paragraph-properties fo:text-align="start" style:justify-single-word="false"/>
      <style:text-properties fo:font-size="10pt" officeooo:rsid="002aaa69" officeooo:paragraph-rsid="002aaa69" style:font-size-asian="10pt" style:font-size-complex="10pt"/>
    </style:style>
    <style:style style:name="P16" style:family="paragraph" style:parent-style-name="Standard">
      <style:text-properties fo:font-size="10pt" officeooo:rsid="00238214" officeooo:paragraph-rsid="002cc235" style:font-size-asian="10pt" style:font-size-complex="10pt"/>
    </style:style>
    <style:style style:name="P17" style:family="paragraph" style:parent-style-name="Standard">
      <style:text-properties fo:font-size="10pt" officeooo:rsid="00238214" officeooo:paragraph-rsid="002ddaa7" style:font-size-asian="10pt" style:font-size-complex="10pt"/>
    </style:style>
    <style:style style:name="P18" style:family="paragraph" style:parent-style-name="Standard">
      <style:paragraph-properties fo:text-align="start" style:justify-single-word="false"/>
      <style:text-properties fo:font-weight="bold" officeooo:rsid="002f8d2a" officeooo:paragraph-rsid="002f8d2a" style:font-weight-asian="bold" style:font-weight-complex="bold"/>
    </style:style>
    <style:style style:name="P19" style:family="paragraph" style:parent-style-name="Standard">
      <style:paragraph-properties fo:text-align="start" style:justify-single-word="false"/>
      <style:text-properties fo:font-weight="bold" officeooo:rsid="002acf23" officeooo:paragraph-rsid="002acf23" style:font-weight-asian="bold" style:font-weight-complex="bold"/>
    </style:style>
    <style:style style:name="P20" style:family="paragraph" style:parent-style-name="Standard">
      <style:paragraph-properties fo:text-align="start" style:justify-single-word="false"/>
      <style:text-properties fo:font-weight="bold" officeooo:rsid="00e2ad38" officeooo:paragraph-rsid="00e2ad38" style:font-weight-asian="bold" style:font-weight-complex="bold"/>
    </style:style>
    <style:style style:name="P21" style:family="paragraph" style:parent-style-name="Standard">
      <style:paragraph-properties fo:text-align="start" style:justify-single-word="false"/>
      <style:text-properties fo:font-weight="bold" officeooo:rsid="00ea741c" officeooo:paragraph-rsid="00ea741c" style:font-weight-asian="bold" style:font-weight-complex="bold"/>
    </style:style>
    <style:style style:name="P22" style:family="paragraph" style:parent-style-name="Standard">
      <style:paragraph-properties fo:text-align="start" style:justify-single-word="false"/>
      <style:text-properties officeooo:rsid="00cf42c0" officeooo:paragraph-rsid="00cf42c0"/>
    </style:style>
    <style:style style:name="P23" style:family="paragraph" style:parent-style-name="Standard">
      <style:paragraph-properties fo:text-align="start" style:justify-single-word="false"/>
      <style:text-properties officeooo:rsid="00d5eb37" officeooo:paragraph-rsid="00dce6b3"/>
    </style:style>
    <style:style style:name="P24" style:family="paragraph" style:parent-style-name="Standard">
      <style:paragraph-properties fo:text-align="start" style:justify-single-word="false"/>
      <style:text-properties officeooo:rsid="00dce6b3" officeooo:paragraph-rsid="00dce6b3"/>
    </style:style>
    <style:style style:name="P25" style:family="paragraph" style:parent-style-name="Standard">
      <style:paragraph-properties fo:text-align="start" style:justify-single-word="false"/>
      <style:text-properties fo:font-weight="normal" officeooo:rsid="00de69b1" officeooo:paragraph-rsid="00de69b1" style:font-weight-asian="normal" style:font-weight-complex="normal"/>
    </style:style>
    <style:style style:name="P26" style:family="paragraph" style:parent-style-name="Standard">
      <style:paragraph-properties fo:text-align="start" style:justify-single-word="false"/>
      <style:text-properties fo:font-weight="normal" officeooo:rsid="00e40be3" officeooo:paragraph-rsid="00e40be3" style:font-weight-asian="normal" style:font-weight-complex="normal"/>
    </style:style>
    <style:style style:name="P27" style:family="paragraph" style:parent-style-name="Standard">
      <style:paragraph-properties fo:text-align="start" style:justify-single-word="false"/>
      <style:text-properties fo:font-weight="normal" officeooo:rsid="00e4f7d8" officeooo:paragraph-rsid="00e4f7d8" style:font-weight-asian="normal" style:font-weight-complex="normal"/>
    </style:style>
    <style:style style:name="P28" style:family="paragraph" style:parent-style-name="Standard">
      <style:paragraph-properties fo:text-align="start" style:justify-single-word="false"/>
      <style:text-properties fo:font-style="normal" officeooo:rsid="00d7fe9b" officeooo:paragraph-rsid="00dce6b3"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daecac" officeooo:paragraph-rsid="00dce6b3" style:font-style-asian="normal" style:font-style-complex="normal"/>
    </style:style>
    <style:style style:name="P30" style:family="paragraph" style:parent-style-name="Standard">
      <style:paragraph-properties fo:text-align="start" style:justify-single-word="false"/>
      <style:text-properties fo:font-style="normal" style:text-underline-style="none" fo:font-weight="bold" officeooo:rsid="00dce6b3" officeooo:paragraph-rsid="00dce6b3"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style:text-underline-style="none" fo:font-weight="bold" officeooo:rsid="00de0607" officeooo:paragraph-rsid="00de0607"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tyle="normal" style:text-underline-style="none" fo:font-weight="normal" officeooo:rsid="00de0607" officeooo:paragraph-rsid="00de0607"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de69b1" officeooo:paragraph-rsid="00de69b1"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e1710c" officeooo:paragraph-rsid="00de69b1"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e4668b" officeooo:paragraph-rsid="00e40be3"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e9973a" officeooo:paragraph-rsid="00e4f7d8" style:font-style-asian="normal" style:font-weight-asian="normal" style:font-style-complex="normal" style:font-weight-complex="normal"/>
    </style:style>
    <style:style style:name="P37"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font-size="16pt" officeooo:rsid="0024c3fa" officeooo:paragraph-rsid="00201380" style:font-size-asian="16pt" style:font-size-complex="16pt"/>
    </style:style>
    <style:style style:name="P38" style:family="paragraph" style:parent-style-name="Standard">
      <style:paragraph-properties fo:text-align="end" style:justify-single-word="false" fo:padding-left="0in" fo:padding-right="0in" fo:padding-top="0in" fo:padding-bottom="0.0291in" fo:border-left="none" fo:border-right="none" fo:border-top="none" fo:border-bottom="0.06pt solid #000000" style:join-border="false"/>
      <style:text-properties fo:font-size="10pt" officeooo:rsid="0021b80e" officeooo:paragraph-rsid="0021b80e" style:font-size-asian="10pt" style:font-size-complex="10pt"/>
    </style:style>
    <style:style style:name="P39" style:family="paragraph" style:parent-style-name="Standard" style:list-style-name="L1">
      <style:paragraph-properties fo:text-align="start" style:justify-single-word="false"/>
      <style:text-properties officeooo:rsid="00d09a5d" officeooo:paragraph-rsid="00d09a5d"/>
    </style:style>
    <style:style style:name="P40" style:family="paragraph" style:parent-style-name="Standard" style:list-style-name="L1">
      <style:paragraph-properties fo:text-align="start" style:justify-single-word="false"/>
      <style:text-properties officeooo:rsid="00d3040c" officeooo:paragraph-rsid="00d3040c"/>
    </style:style>
    <style:style style:name="P41" style:family="paragraph" style:parent-style-name="Standard" style:list-style-name="L1">
      <style:paragraph-properties fo:text-align="start" style:justify-single-word="false"/>
      <style:text-properties officeooo:rsid="00d3d759" officeooo:paragraph-rsid="00d3d759"/>
    </style:style>
    <style:style style:name="P42" style:family="paragraph" style:parent-style-name="Standard" style:list-style-name="L1">
      <style:paragraph-properties fo:text-align="start" style:justify-single-word="false"/>
      <style:text-properties officeooo:rsid="00d41868" officeooo:paragraph-rsid="00d41868"/>
    </style:style>
    <style:style style:name="P43" style:family="paragraph" style:parent-style-name="Standard">
      <style:paragraph-properties fo:text-align="start" style:justify-single-word="false"/>
      <style:text-properties fo:font-style="normal" style:text-underline-style="none" fo:font-weight="normal" officeooo:rsid="00ea741c" officeooo:paragraph-rsid="00ea741c" style:font-style-asian="normal" style:font-weight-asian="normal" style:font-style-complex="normal" style:font-weight-complex="normal"/>
    </style:style>
    <style:style style:name="P44" style:family="paragraph" style:parent-style-name="Standard">
      <style:text-properties officeooo:rsid="0021b80e" officeooo:paragraph-rsid="0021b80e"/>
    </style:style>
    <style:style style:name="T1" style:family="text">
      <style:text-properties officeooo:rsid="002d7816"/>
    </style:style>
    <style:style style:name="T2" style:family="text">
      <style:text-properties officeooo:rsid="002ff6ec"/>
    </style:style>
    <style:style style:name="T3" style:family="text">
      <style:text-properties officeooo:rsid="0078deef"/>
    </style:style>
    <style:style style:name="T4" style:family="text">
      <style:text-properties officeooo:rsid="00944efa"/>
    </style:style>
    <style:style style:name="T5" style:family="text">
      <style:text-properties officeooo:rsid="00972997"/>
    </style:style>
    <style:style style:name="T6" style:family="text">
      <style:text-properties fo:font-style="italic" style:font-style-asian="italic" style:font-style-complex="italic"/>
    </style:style>
    <style:style style:name="T7" style:family="text">
      <style:text-properties fo:font-style="italic" officeooo:rsid="00d71cd0" style:font-style-asian="italic" style:font-style-complex="italic"/>
    </style:style>
    <style:style style:name="T8" style:family="text">
      <style:text-properties fo:font-style="italic" officeooo:rsid="00d9a959"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daeca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d71cd0" style:font-style-asian="normal" style:font-style-complex="normal"/>
    </style:style>
    <style:style style:name="T13" style:family="text">
      <style:text-properties fo:font-style="normal" officeooo:rsid="00d7fe9b" style:font-style-asian="normal" style:font-style-complex="normal"/>
    </style:style>
    <style:style style:name="T14" style:family="text">
      <style:text-properties fo:font-style="normal" officeooo:rsid="00d9a959"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d9a959" style:font-style-asian="normal" style:font-style-complex="normal"/>
    </style:style>
    <style:style style:name="T17" style:family="text">
      <style:text-properties fo:font-style="normal" style:text-underline-style="none" officeooo:rsid="00daecac" style:font-style-asian="normal" style:font-style-complex="normal"/>
    </style:style>
    <style:style style:name="T18" style:family="text">
      <style:text-properties fo:font-style="normal" style:text-underline-style="none" officeooo:rsid="00df4a9e" style:font-style-asian="normal" style:font-style-complex="normal"/>
    </style:style>
    <style:style style:name="T19" style:family="text">
      <style:text-properties fo:font-style="normal" style:text-underline-style="none" officeooo:rsid="00e07f7c" style:font-style-asian="normal" style:font-style-complex="normal"/>
    </style:style>
    <style:style style:name="T20" style:family="text">
      <style:text-properties fo:font-style="normal" style:text-underline-style="none" officeooo:rsid="00e1710c" style:font-style-asian="normal" style:font-style-complex="normal"/>
    </style:style>
    <style:style style:name="T21" style:family="text">
      <style:text-properties fo:font-style="normal" style:text-underline-style="none" officeooo:rsid="00e413f1" style:font-style-asian="normal" style:font-style-complex="normal"/>
    </style:style>
    <style:style style:name="T22" style:family="text">
      <style:text-properties fo:font-style="normal" style:text-underline-style="none" officeooo:rsid="00e4668b" style:font-style-asian="normal" style:font-style-complex="normal"/>
    </style:style>
    <style:style style:name="T23" style:family="text">
      <style:text-properties fo:font-style="normal" style:text-underline-style="none" officeooo:rsid="00e5d164" style:font-style-asian="normal" style:font-style-complex="normal"/>
    </style:style>
    <style:style style:name="T24" style:family="text">
      <style:text-properties fo:font-style="normal" style:text-underline-style="none" officeooo:rsid="00e7a6b0" style:font-style-asian="normal" style:font-style-complex="normal"/>
    </style:style>
    <style:style style:name="T25" style:family="text">
      <style:text-properties fo:font-style="normal" style:text-underline-style="none" officeooo:rsid="00e9973a" style:font-style-asian="normal" style:font-style-complex="normal"/>
    </style:style>
    <style:style style:name="T26" style:family="text">
      <style:text-properties fo:font-style="normal" style:text-underline-style="none" officeooo:rsid="00eb8a04" style:font-style-asian="normal" style:font-style-complex="normal"/>
    </style:style>
    <style:style style:name="T27" style:family="text">
      <style:text-properties fo:font-style="normal" style:text-underline-style="none" officeooo:rsid="00ec114e" style:font-style-asian="normal" style:font-style-complex="normal"/>
    </style:style>
    <style:style style:name="T28" style:family="text">
      <style:text-properties fo:font-style="normal" style:text-underline-style="none" officeooo:rsid="00edd224" style:font-style-asian="normal" style:font-style-complex="normal"/>
    </style:style>
    <style:style style:name="T29" style:family="text">
      <style:text-properties fo:font-style="normal" style:text-underline-style="none" officeooo:rsid="00eef6c8" style:font-style-asian="normal" style:font-style-complex="normal"/>
    </style:style>
    <style:style style:name="T30" style:family="text">
      <style:text-properties fo:font-style="normal" style:text-underline-style="none" officeooo:rsid="00f056f1" style:font-style-asian="normal" style:font-style-complex="normal"/>
    </style:style>
    <style:style style:name="T31" style:family="text">
      <style:text-properties fo:font-style="normal" style:text-underline-style="none" officeooo:rsid="00f1f475" style:font-style-asian="normal" style:font-style-complex="normal"/>
    </style:style>
    <style:style style:name="T32" style:family="text">
      <style:text-properties fo:font-style="normal" style:text-underline-style="none" officeooo:rsid="00f28eb4" style:font-style-asian="normal" style:font-style-complex="normal"/>
    </style:style>
    <style:style style:name="T33" style:family="text">
      <style:text-properties fo:font-style="normal" style:text-underline-style="none" officeooo:rsid="00f4730c" style:font-style-asian="normal" style:font-style-complex="normal"/>
    </style:style>
    <style:style style:name="T34" style:family="text">
      <style:text-properties fo:font-style="normal" style:text-underline-style="none" officeooo:rsid="00f5de1a" style:font-style-asian="normal" style:font-style-complex="normal"/>
    </style:style>
    <style:style style:name="T35" style:family="text">
      <style:text-properties fo:font-style="normal" style:text-underline-style="none" officeooo:rsid="00f602e6" style:font-style-asian="normal" style:font-style-complex="normal"/>
    </style:style>
    <style:style style:name="T36" style:family="text">
      <style:text-properties fo:font-style="normal" style:text-underline-style="none" officeooo:rsid="00f79986" style:font-style-asian="normal" style:font-style-complex="normal"/>
    </style:style>
    <style:style style:name="T37" style:family="text">
      <style:text-properties fo:font-style="normal" style:text-underline-style="none" officeooo:rsid="00f80880" style:font-style-asian="normal" style:font-style-complex="normal"/>
    </style:style>
    <style:style style:name="T38" style:family="text">
      <style:text-properties officeooo:rsid="00cea326"/>
    </style:style>
    <style:style style:name="T39" style:family="text">
      <style:text-properties officeooo:rsid="00d03dab"/>
    </style:style>
    <style:style style:name="T40" style:family="text">
      <style:text-properties officeooo:rsid="00d1dd53"/>
    </style:style>
    <style:style style:name="T41" style:family="text">
      <style:text-properties officeooo:rsid="00d3040c"/>
    </style:style>
    <style:style style:name="T42" style:family="text">
      <style:text-properties officeooo:rsid="00d5eb37"/>
    </style:style>
    <style:style style:name="T43" style:family="text">
      <style:text-properties officeooo:rsid="00faec6c"/>
    </style:style>
    <style:style style:name="T44"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ochschule für Technik und Wirtschaft Berlin</text:p>
      <text:p text:style-name="P9">Fachbereich 4</text:p>
      <text:p text:style-name="P38">Angewandte Informatik</text:p>
      <text:p text:style-name="P7"/>
      <text:p text:style-name="P3"><text:span text:style-name="T38">Dokumentation</text:span> für <text:span text:style-name="T38">das Programm Graphen</text:span></text:p>
      <text:p text:style-name="P2"/>
      <text:p text:style-name="P6">für das Seminar</text:p>
      <text:p text:style-name="P6"/>
      <text:p text:style-name="P2">Programmierung 2</text:p>
      <text:p text:style-name="P6"/>
      <text:p text:style-name="P6">im</text:p>
      <text:p text:style-name="P6"/>
      <text:p text:style-name="P3">Wintersemester 2017/18</text:p>
      <text:p text:style-name="P3"/>
      <text:p text:style-name="P3"/>
      <text:p text:style-name="P4">Dozent: <text:span text:style-name="T4">Prof. Dr. Raimund Kosciolowicz</text:span></text:p>
      <text:p text:style-name="P37"/>
      <text:p text:style-name="P3"/>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44">Vorgelegt von</text:span></text:p>
      <text:p text:style-name="P1"><text:span text:style-name="T44"/></text:p>
      <text:p text:style-name="P10">Leonardo Ruland<text:tab/><text:tab/><text:tab/><text:span text:style-name="T43">Philipp Arndt</text:span></text:p>
      <text:p text:style-name="P16">Angewandte Informatik<text:tab/><text:tab/><text:span text:style-name="T43">Angewandte Informatik</text:span></text:p>
      <text:p text:style-name="P17">Fachsemester 3<text:tab/><text:tab/><text:tab/><text:span text:style-name="T43">Fachsemester 2</text:span></text:p>
      <text:p text:style-name="P12"><text:span text:style-name="T1">Matrikel </text:span>558307<text:tab/><text:tab/><text:tab/><text:span text:style-name="T43">Matrikel 561164</text:span></text:p>
      <text:p text:style-name="P11"/>
      <text:p text:style-name="P13">Arndtstraße 10</text:p>
      <text:p text:style-name="P13">10965 Berlin</text:p>
      <text:p text:style-name="P14">leoruland@web.de</text:p>
      <text:p text:style-name="P14">0151-28047594</text:p>
      <text:p text:style-name="P14"/>
      <text:p text:style-name="P15">am <text:span text:style-name="T3">04</text:span>.<text:span text:style-name="T5">01</text:span>.201<text:span text:style-name="T5">8</text:span></text:p>
      <text:p text:style-name="P19"><text:soft-page-break/>1. Zielsetzung</text:p>
      <text:p text:style-name="P22"><text:span text:style-name="T40">Das</text:span> Programm <text:span text:style-name="T40">erstellt und verwaltet</text:span> <text:s/>ungerichtete, gewichtete Graphen<text:span text:style-name="T39">. Folgende Funktionalität wurde implementiert:</text:span></text:p>
      <text:list xml:id="list3693732287" text:style-name="L1">
        <text:list-item>
          <text:p text:style-name="P39">Einen leeren Graphen erstellen</text:p>
        </text:list-item>
        <text:list-item>
          <text:p text:style-name="P39">Knoten mit Text (ganze Zahlen) <text:span text:style-name="T41">erstellen und löschen</text:span></text:p>
        </text:list-item>
        <text:list-item>
          <text:p text:style-name="P40">Kante mit Gewichtung erstellen und löschen</text:p>
        </text:list-item>
        <text:list-item>
          <text:p text:style-name="P41">Graphen anzeigen <text:span text:style-name="T42">in der Konsole und einem graphischen Fenster</text:span></text:p>
        </text:list-item>
        <text:list-item>
          <text:p text:style-name="P41">Graphen in Textdatei speichern und von dieser laden</text:p>
        </text:list-item>
        <text:list-item>
          <text:p text:style-name="P42">Zufälligen Graphen erzeugen</text:p>
        </text:list-item>
      </text:list>
      <text:p text:style-name="P8"/>
      <text:p text:style-name="P18"><text:span text:style-name="T2">2</text:span>. Klassenstruktur</text:p>
      <text:p text:style-name="P23"><text:span text:style-name="T11">Die Funktionalität des Programms befindet sich in der Klasse </text:span><text:span text:style-name="T6">Graph</text:span><text:span text:style-name="T11">. </text:span><text:span text:style-name="T13">In dieser Klasse befindet sich ebenfalls die Ausgabe per Konsole.</text:span></text:p>
      <text:p text:style-name="P28"/>
      <text:p text:style-name="P23"><text:span text:style-name="T12">Die Visualisierung im Fenster erfolgt über die Klassen </text:span><text:span text:style-name="T7">Graph_paint, NodeList, Graphicnode</text:span><text:span text:style-name="T12"> und </text:span><text:span text:style-name="T7">Punkt. </text:span><text:span text:style-name="T8">Graph_paint </text:span><text:span text:style-name="T14">enthält die wesentliche Darstellung, wie Fensteraufbau, Menu und Darstellung des Graphen. Die Klassen </text:span><text:span text:style-name="T8">Graphicnode</text:span><text:span text:style-name="T14"> und </text:span><text:span text:style-name="T8">NodeList</text:span><text:span text:style-name="T14"> stellen speziell die Knoten dar, bzw. sortieren diese für die Anzeige. </text:span><text:span text:style-name="T8">Punkt</text:span><text:span text:style-name="T14"> ist eine Hilfsklasse für </text:span><text:span text:style-name="T8">Graphicnode </text:span><text:span text:style-name="T17">und </text:span><text:span text:style-name="T10">Graph_paint</text:span><text:span text:style-name="T16">, </text:span><text:span text:style-name="T17">um die Koordinierung von Anker- und Haltepunkten auf dem Bildschirm zu erleichtern.</text:span></text:p>
      <text:p text:style-name="P29"/>
      <text:p text:style-name="P24"><text:span text:style-name="T17">G</text:span><text:span text:style-name="T15">etestet wird das Programm über die Klassen </text:span><text:span text:style-name="T9">Graphtest</text:span><text:span text:style-name="T15"> für die allgemeine Funktionalität des Programms und </text:span><text:span text:style-name="T9">GraphenPaketTest</text:span><text:span text:style-name="T15">, welches spezielle Unit Tests aller Klassen enthält.</text:span></text:p>
      <text:p text:style-name="P30"/>
      <text:p text:style-name="P31">3. Ausgaben</text:p>
      <text:p text:style-name="P32">Die hauptsächliche Ausgabe auf der Konsole ist die Anzeige des Graphen, wobei zunächst eine Knotenliste ausgegeben wird und anschließend tabellarisch alle Kanten aufgeführt werden.</text:p>
      <text:p text:style-name="P33">[BILD]</text:p>
      <text:p text:style-name="P33"/>
      <text:p text:style-name="P25"><text:span text:style-name="T15">Weitere Ausgaben sind Fehlermeldungen, die angezeigt werden, wenn bei speziellen Methoden ungültige Eingaben gemacht werden. </text:span><text:span text:style-name="T18">Beim Erstellen und Löschen von Knoten kann es vorkommen, dass zu behandelnden Knoten nicht existieren oder es bereits zuviele Knoten gibt </text:span><text:span text:style-name="T19">und das Programm nicht mehr weitere aufnehmen kann (Abb.2). Beim Erstellen und Löschen von Kanten, kann passieren, dass Knoten die angesteuert werden sollen nicht vorhanden sind (Abb. 3). </text:span><text:span text:style-name="T20">Für die Methoden </text:span><text:span text:style-name="T26">welche</text:span><text:span text:style-name="T20"> Graphen laden und speichern existieren Fehlermeldungen für den Fall, dass die betreffenden Dateien nicht gefunden </text:span><text:span text:style-name="T27">oder erstellt </text:span><text:span text:style-name="T20">werden </text:span><text:span text:style-name="T27">können</text:span><text:span text:style-name="T20">.</text:span></text:p>
      <text:p text:style-name="P34"/>
      <text:p text:style-name="P20"><text:span text:style-name="T20">4. </text:span><text:span text:style-name="T15">Probleme bei der Entwicklung</text:span></text:p>
      <text:p text:style-name="P26"><text:span text:style-name="T15">Beim erneuten setzten des Graphen (durch löschen, laden oder zufälliges erstellen) hat sich das Problem ergeben, dass eine direkte Zuweisung der Variablen [g = new Graph</text:span><text:span text:style-name="T21">()</text:span><text:span text:style-name="T15"> f;] </text:span><text:span text:style-name="T22">diese nicht verändert hat. Gelöst wurde das Problem durch einen Setter, der </text:span><text:span text:style-name="T29">alle</text:span><text:span text:style-name="T22"> Parameter des Graphen manuell auf die </text:span><text:span text:style-name="T28">neuen</text:span><text:span text:style-name="T22"> Werte setzt. </text:span><text:span text:style-name="T37">Begründung: Es wurde versucht, Referenzwerte zu setzen, nicht Inhalte.</text:span></text:p>
      <text:p text:style-name="P35"/>
      <text:p text:style-name="P27"><text:span text:style-name="T22">D</text:span><text:span text:style-name="T15">ie Funktion Knoten zu löschen hat im Knotenarray leere Zwischenstellen hinterlassen, die dazu geführt haben, dass beim Laden und Speichern von Graphen die Kanten verschoben wurden. </text:span><text:span text:style-name="T23">Gelöst wurde das Problem einerseits durch </text:span><text:span text:style-name="T34">Löschm</text:span><text:span text:style-name="T23">arker im Array [-1] an Stellen die zwischendurch gelöscht wurden, sowie eine spezielle Methode </text:span><text:span text:style-name="T30">zum erstellen der Knotenliste. Diese setzt </text:span><text:span text:style-name="T33">auch Löschmarker als</text:span><text:span text:style-name="T23"> Knoten </text:span><text:span text:style-name="T33">ins Knotenarray</text:span><text:span text:style-name="T24">. </text:span><text:span text:style-name="T31">D</text:span><text:span text:style-name="T25">amit </text:span><text:span text:style-name="T32">wird </text:span><text:span text:style-name="T25">die </text:span><text:span text:style-name="T35">Knotenliste nicht mehr relativ zu</text:span><text:span text:style-name="T36">r</text:span><text:span text:style-name="T25"> Adjazenzliste der Kanten verschoben.</text:span></text:p>
      <text:p text:style-name="P36"/>
      <text:p text:style-name="P21"><text:soft-page-break/><text:span text:style-name="T25">5. </text:span><text:span text:style-name="T15">Probleme des Programms</text:span></text:p>
      <text:p text:style-name="P43">In der graphischen Oberfläche beträgt die maximale Knotenanzahl 20. Ohne graphische Oberfläche kann diese individuell gesetzt werden. In beiden Fällen allerdings kann diese Zahl nicht verändert werden. Um einen neuen Knoten zu erstellen, muss ein Alter dann gelöscht werden, bzw. ein neuer Graph angeleg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Ruland</meta:initial-creator>
    <meta:creation-date>2017-11-02T12:15:09.138451000</meta:creation-date>
    <dc:date>2018-01-24T18:44:08.242489897</dc:date>
    <meta:editing-duration>P4DT8H54M3S</meta:editing-duration>
    <meta:editing-cycles>227</meta:editing-cycles>
    <meta:generator>LibreOffice/5.3.7.2.0$Linux_X86_64 LibreOffice_project/30m0$Build-2</meta:generator>
    <meta:document-statistic meta:table-count="0" meta:image-count="0" meta:object-count="0" meta:page-count="3" meta:paragraph-count="40" meta:word-count="514" meta:character-count="3672" meta:non-whitespace-character-count="3196"/>
  </office:meta>
</office:document-meta>
</file>